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93e30" style:font-size-asian="8pt" style:font-size-complex="8pt"/>
    </style:style>
    <style:style style:name="P5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005d2" style:font-size-asian="8pt" style:font-size-complex="8pt"/>
    </style:style>
    <style:style style:name="P6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005d2" style:font-size-asian="8pt" style:font-size-complex="8pt"/>
    </style:style>
    <style:style style:name="P8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1e4ca" style:font-size-asian="8pt" style:font-size-complex="8pt"/>
    </style:style>
    <style:style style:name="P9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style:font-size-asian="8pt" style:font-size-complex="8pt"/>
    </style:style>
    <style:style style:name="P10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109a07"/>
    </style:style>
    <style:style style:name="P11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11e4ca"/>
    </style:style>
    <style:style style:name="P1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</style:style>
    <style:style style:name="P1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P14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T1" style:family="text">
      <style:text-properties style:font-name="Linux Libertine Mono O" fo:font-size="8pt" style:font-size-asian="8pt" style:font-size-complex="8pt"/>
    </style:style>
    <style:style style:name="T2" style:family="text">
      <style:text-properties style:font-name="Linux Libertine Mono O" fo:font-size="8pt" officeooo:rsid="0007fcaa" style:font-size-asian="8pt" style:font-size-complex="8pt"/>
    </style:style>
    <style:style style:name="T3" style:family="text">
      <style:text-properties style:font-name="Linux Libertine Mono O" fo:font-size="8pt" officeooo:rsid="00093e30" style:font-size-asian="8pt" style:font-size-complex="8pt"/>
    </style:style>
    <style:style style:name="T4" style:family="text">
      <style:text-properties style:font-name="Linux Libertine Mono O" fo:font-size="8pt" officeooo:rsid="000e0ef2" style:font-size-asian="8pt" style:font-size-complex="8pt"/>
    </style:style>
    <style:style style:name="T5" style:family="text">
      <style:text-properties style:font-name="Linux Libertine Mono O" fo:font-size="8pt" officeooo:rsid="00109a07" style:font-size-asian="8pt" style:font-size-complex="8pt"/>
    </style:style>
    <style:style style:name="T6" style:family="text">
      <style:text-properties style:font-name="Linux Libertine Mono O" fo:font-size="8pt" officeooo:rsid="0011e4ca" style:font-size-asian="8pt" style:font-size-complex="8pt"/>
    </style:style>
    <style:style style:name="T7" style:family="text">
      <style:text-properties style:font-name="Linux Libertine Mono O" fo:font-size="8pt" officeooo:rsid="00121537" style:font-size-asian="8pt" style:font-size-complex="8pt"/>
    </style:style>
    <style:style style:name="T8" style:family="text">
      <style:text-properties style:font-name="Linux Libertine Mono O" fo:font-size="8pt" officeooo:rsid="001320fd" style:font-size-asian="8pt" style:font-size-complex="8pt"/>
    </style:style>
    <style:style style:name="T9" style:family="text">
      <style:text-properties style:font-name="Linux Libertine Mono O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inux Libertine Mono O" fo:font-size="8pt" fo:font-weight="bold" officeooo:rsid="00121537" style:font-size-asian="8pt" style:font-weight-asian="bold" style:font-size-complex="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05d2"/>
    </style:style>
    <style:style style:name="T13" style:family="text">
      <style:text-properties officeooo:rsid="00109a07"/>
    </style:style>
    <style:style style:name="T14" style:family="text">
      <style:text-properties officeooo:rsid="0011e4ca"/>
    </style:style>
    <style:style style:name="T15" style:family="text">
      <style:text-properties officeooo:rsid="00121537"/>
    </style:style>
    <style:style style:name="T16" style:family="text">
      <style:text-properties officeooo:rsid="001320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3"><text:s/></text:p>
      <text:p text:style-name="P3"><text:s text:c="3"/>,-----------------------------------------. <text:s text:c="19"/>,-----------------------------------------.</text:p>
      <text:p text:style-name="P3"><text:s text:c="3"/>| ESC <text:s/>| <text:s text:c="2"/>1 <text:s/>| <text:s text:c="2"/>2 <text:s/>| <text:s text:c="2"/>3 <text:s/>| <text:s text:c="2"/>4 <text:s/>| <text:s text:c="2"/>5 <text:s/>| <text:s text:c="6"/><text:span text:style-name="T11">QWERTY</text:span> <text:s text:c="6"/>| <text:s text:c="2"/>6 <text:s/>| <text:s text:c="2"/>7 <text:s/>| <text:s text:c="2"/>8 <text:s/>| <text:s text:c="2"/>9 <text:s/>| <text:s text:c="2"/>0 <text:s/>| <text:s/>` <text:s text:c="2"/>|</text:p>
      <text:p text:style-name="P2"><text:s text:c="3"/>|------+------+------+------+------+------| <text:s text:c="19"/>|------+------+------+------+------+------|</text:p>
      <text:p text:style-name="P2"><text:s text:c="3"/>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 text:c="3"/>|------+------+------+------+------+------| <text:s text:c="19"/>|------+------+------+------+------+------|</text:p>
      <text:p text:style-name="P5"><text:s text:c="3"/>|LShift| <text:s text:c="2"/>A <text:s/>| <text:s text:c="2"/>S <text:s/>| <text:s text:c="2"/>D <text:s/>| <text:s text:c="2"/>F <text:s/>| <text:s text:c="2"/>G <text:s/>|-------. <text:s text:c="3"/>,-------| <text:s text:c="2"/>H <text:s/>| <text:s text:c="2"/>J <text:s/>| <text:s text:c="2"/>K <text:s/>| <text:s text:c="2"/>L <text:s/>| <text:s text:c="2"/>; <text:s/>| DEL <text:s/>|</text:p>
      <text:p text:style-name="P2"><text:s text:c="3"/>|------+------+------+------+------+------| MUTE <text:s/>| <text:s text:c="3"/>|PLAYPS |------+------+------+------+------+------|</text:p>
      <text:p text:style-name="P6"><text:span text:style-name="T1"><text:s text:c="3"/>| LCTR | <text:s text:c="2"/>Z <text:s/>| <text:s text:c="2"/>X <text:s/>| <text:s text:c="2"/>C <text:s/>| <text:s text:c="2"/>V <text:s/>| <text:s text:c="2"/>B <text:s/>|-------| <text:s text:c="3"/>|-------| <text:s text:c="2"/>N <text:s/>| <text:s text:c="2"/>M <text:s/>| <text:s text:c="2"/>, <text:s/>| <text:s text:c="2"/>. <text:s/>| <text:s text:c="2"/>/ <text:s/>| E</text:span><text:span text:style-name="T6">nter</text:span><text:span text:style-name="T1">|</text:span>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LCtrl | LGui | LAlt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2"/>
      <text:p text:style-name="P2"><text:tab/></text:p>
      <text:p text:style-name="P2"><text:s text:c="3"/>,-----------------------------------------. <text:s text:c="19"/>,-----------------------------------------.</text:p>
      <text:p text:style-name="P3"><text:s text:c="3"/>| ESC <text:s/>| <text:s text:c="2"/>1 <text:s/>| <text:s text:c="2"/>2 <text:s/>| <text:s text:c="2"/>3 <text:s/>| <text:s text:c="2"/>4 <text:s/>| <text:s text:c="2"/>5 <text:s/>| <text:s text:c="6"/><text:span text:style-name="T11">Dvorak</text:span> <text:s text:c="6"/>| <text:s text:c="2"/>6 <text:s/>| <text:s text:c="2"/>7 <text:s/>| <text:s text:c="2"/>8 <text:s/>| <text:s text:c="2"/>9 <text:s/>| <text:s text:c="2"/>0 <text:s/>| <text:s/>/? <text:s/>|</text:p>
      <text:p text:style-name="P2"><text:s text:c="3"/>|------+------+------+------+------+------| <text:s text:c="19"/>|------+------+------+------+------+------|</text:p>
      <text:p text:style-name="P2"><text:s text:c="3"/>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 text:c="3"/>|------+------+------+------+------+------| <text:s text:c="19"/>|------+------+------+------+------+------|</text:p>
      <text:p text:style-name="P5"><text:s text:c="3"/>|LShift| <text:s text:c="2"/>A <text:s/>| <text:s text:c="2"/>O <text:s/>| <text:s text:c="2"/>E <text:s/>| <text:s text:c="2"/>U <text:s/>| <text:s text:c="2"/>I <text:s/>|-------. <text:s text:c="3"/>,-------| <text:s text:c="2"/>D <text:s/>| <text:s text:c="2"/>H <text:s/>| <text:s text:c="2"/>T <text:s/>| <text:s text:c="2"/>N <text:s/>| <text:s text:c="2"/>S <text:s/>| DEL <text:s/><text:span text:style-name="T12">|</text:span></text:p>
      <text:p text:style-name="P2"><text:s text:c="3"/>|------+------+------+------+------+------| MUTE <text:s/>| <text:s text:c="3"/>|PLAYPS |------+------+------+------+------+------|</text:p>
      <text:p text:style-name="P8"><text:s text:c="3"/>|LShift| <text:s/>;: <text:s/>| <text:s text:c="2"/>Q <text:s/>| <text:s text:c="2"/>J <text:s/>| <text:s text:c="2"/>K <text:s/>| <text:s text:c="2"/>X <text:s/>|-------| <text:s text:c="3"/>|-------| <text:s text:c="2"/>B <text:s/>| <text:s text:c="2"/>M <text:s/>| <text:s text:c="2"/>W <text:s/>| <text:s text:c="2"/>V <text:s/>| <text:s text:c="2"/>Z <text:s/>| Enter|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LCtrl | LGui | LAlt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8"><text:s text:c="3"/>| ____ | <text:s/>F1 <text:s/>| <text:s/>F2 <text:s/>| <text:s/>F3 <text:s/>| <text:s/>F4 <text:s/>| <text:s/>F5 <text:s/>| <text:s text:c="6"/><text:span text:style-name="T11">LOWER</text:span> <text:s text:c="7"/>| <text:s/>F6 <text:s/>| <text:s/>F7 <text:s/>| <text:s/>F8 <text:s/>| <text:s/>F9 <text:s/>| F10 <text:s/>| F11 <text:s/>|</text:p>
      <text:p text:style-name="P4"><text:s text:c="3"/>|------+------+------+------+------+------| <text:s text:c="19"/>|------+------+------+------+------+------|</text:p>
      <text:p text:style-name="P11"><text:span text:style-name="T1"><text:s text:c="3"/>| <text:s/>` <text:s text:c="2"/>| <text:s text:c="5"/>| <text:s text:c="5"/>| </text:span><text:span text:style-name="T3">Save</text:span><text:span text:style-name="T1"> | <text:s text:c="5"/>| <text:s text:c="5"/>| <text:s text:c="19"/>| <text:s text:c="5"/>| <text:s text:c="5"/>| <text:s/>UP <text:s/>| <text:s text:c="5"/>| <text:s text:c="5"/>| ____ |</text:span></text:p>
      <text:p text:style-name="P2"><text:s text:c="3"/>|------+------+------+------+------+------| <text:s text:c="19"/>|------+------+------+------+------+------|</text:p>
      <text:p text:style-name="P8"><text:s text:c="3"/>| ____ | Cut <text:s/>| Copy | Paste| WH_U | PGUP |-------. <text:s text:c="3"/>,-------| <text:s text:c="5"/>| LEFT | DOWN |RIGHT | <text:s text:c="5"/>| ____ |</text:p>
      <text:p text:style-name="P2"><text:s text:c="3"/>|------+------+------+------+------+------| <text:s text:c="6"/>| <text:s text:c="3"/>| <text:s text:c="6"/>|------+------+------+------+------+------|</text:p>
      <text:p text:style-name="P11"><text:span text:style-name="T1"><text:s text:c="3"/>| ____ | Undo | Redo | <text:s text:c="5"/>| WH_D | PGDN |-------| <text:s text:c="3"/>|-------| <text:s text:c="5"/>| HOME | <text:s text:c="5"/>| END <text:s/>| <text:s text:c="5"/>|</text:span><text:span text:style-name="T4"> ____ </text:span><text:span text:style-name="T1">|</text:span></text:p>
      <text:p text:style-name="P2"><text:s text:c="3"/>`-----------------------------------------/ <text:s text:c="6"/>/ <text:s text:c="4"/>\ <text:s text:c="5"/>\-----------------------------------------'</text:p>
      <text:p text:style-name="P10"><text:span text:style-name="T1"><text:s text:c="14"/>|LCtrl | LGui | LAlt | <text:s text:c="5"/>| /Space <text:s/>/ <text:s text:c="6"/>\Enter \ <text:s/>|</text:span><text:span text:style-name="T5">Adjust</text:span><text:span text:style-name="T1">| RCTR | RAlt | RGUI |</text:span>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13"><text:span text:style-name="T1"><text:s text:c="3"/>,----------------------------------------. <text:s text:c="7"/></text:span><text:span text:style-name="T10">RAISE</text:span><text:span text:style-name="T1"> <text:s text:c="7"/>,-----------------------------------------.</text:span></text:p>
      <text:p text:style-name="P8"><text:s text:c="3"/>| ____ | ____ | ____ | ____ | ____ | ____ | <text:s text:c="19"/>| ____ | ____ | ____ | ____ | ____ | ____ |</text:p>
      <text:p text:style-name="P2"><text:s text:c="3"/>|------+------+------+------+------+------| <text:s text:c="19"/>|------+------+------+------+------+------|</text:p>
      <text:p text:style-name="P8"><text:s text:c="3"/>| ____ | Ins <text:s/>| Pscr | Menu | <text:s text:c="5"/>| <text:s text:c="5"/>| <text:s text:c="19"/>| <text:s text:c="2"/>^ <text:s/>| <text:s text:c="2"/>&amp; <text:s/>| <text:s text:c="2"/>* <text:s/>| <text:s text:c="2"/>( <text:s/>| <text:s text:c="2"/>) <text:s/>| ____ |</text:p>
      <text:p text:style-name="P2"><text:s text:c="3"/>|------+------+------+------+------+------| <text:s text:c="19"/>|------+------+------+------+------+------|</text:p>
      <text:p text:style-name="P8"><text:s text:c="3"/>| ____ | LAt <text:s/>| LCtl |LShift| <text:s text:c="5"/>| Caps |-------. <text:s text:c="3"/>,-------| <text:s text:c="2"/>- <text:s/>| <text:s text:c="2"/>= <text:s/>| <text:s text:c="2"/>| <text:s/>| <text:s text:c="2"/>{ <text:s/>| <text:s text:c="2"/>} <text:s/>| <text:s text:c="2"/>` <text:s/>|</text:p>
      <text:p text:style-name="P2"><text:s text:c="3"/>|------+------+------+------+------+------| <text:s/>MUTE | <text:s text:c="3"/>| <text:s text:c="6"/>|------+------+------+------+------+------|</text:p>
      <text:p text:style-name="P8"><text:s text:c="3"/>| ____ | Undo | <text:s/>Cut | Copy | Paste| <text:s text:c="5"/>|-------| <text:s text:c="3"/>|-------| <text:s text:c="2"/>_ <text:s/>| <text:s text:c="2"/>+ <text:s/>| <text:s text:c="2"/>\ <text:s/>| <text:s text:c="2"/>[ <text:s/>| <text:s text:c="2"/>] <text:s/>| <text:s text:c="2"/>~ <text:s/>|</text:p>
      <text:p text:style-name="P2"><text:s text:c="3"/>`-----------------------------------------/ <text:s text:c="6"/>/ <text:s text:c="4"/>\ <text:s text:c="5"/>\-----------------------------------------'</text:p>
      <text:p text:style-name="P10"><text:span text:style-name="T1"><text:s text:c="14"/>|LCtrl | LGui | LAlt |</text:span><text:span text:style-name="T5">Adjust</text:span><text:span text:style-name="T1">| /Space <text:s/>/ <text:s text:c="6"/>\Enter \ <text:s/>| <text:s text:c="5"/>| RCTR | RAlt | RGUI |</text:span>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3"><text:s text:c="3"/>| <text:s text:c="5"/>| <text:s text:c="5"/>| <text:s text:c="5"/>| <text:s text:c="5"/>| <text:s text:c="5"/>| <text:s text:c="5"/>| <text:s text:c="6"/><text:span text:style-name="T11">ADJUST</text:span> <text:s text:c="6"/>| <text:s text:c="5"/>| <text:s text:c="5"/>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RGB_TOG|hue^ |sat ^ | bri ^|CLMKDH|COLEMK|-------. <text:s text:c="3"/>,-------|desk &lt;| <text:s text:c="5"/>| <text:s text:c="5"/>|desk &gt;| <text:s text:c="5"/>| <text:s text:c="5"/>|</text:p>
      <text:p text:style-name="P2"><text:s text:c="3"/>|------+------+------+------+------+------| <text:s/>MUTE | <text:s text:c="3"/>| <text:s text:c="6"/>|------+------+------+------+------+------|</text:p>
      <text:p text:style-name="P2"><text:s text:c="3"/>| mode |hue dn|sat d |bri dn|DVORAK|QWERTY|-------| <text:s text:c="3"/>|-------| <text:s text:c="5"/>| PREV | PLAY | NEXT | <text:s text:c="5"/>| <text:s text:c="5"/>|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 LGUI | LAlt | LCTR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3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13"><text:span text:style-name="T1"><text:s text:c="3"/>| </text:span><text:span text:style-name="T8">Press</text:span><text:span text:style-name="T1">| <text:s text:c="5"/>| <text:s text:c="5"/>| <text:s text:c="5"/>| <text:s text:c="5"/>| <text:s text:c="5"/>| <text:s text:c="6"/></text:span><text:span text:style-name="T9">NUMPAD</text:span><text:span text:style-name="T1"> <text:s text:c="6"/>| <text:s text:c="5"/>|NumLck| <text:s text:c="5"/>| <text:s text:c="5"/>| <text:s text:c="5"/>| <text:s text:c="5"/>|</text:span></text:p>
      <text:p text:style-name="P2"><text:s text:c="3"/>|------+------+------+------+------+------| <text:s text:c="19"/>|------+------+------+------+------+------|</text:p>
      <text:p text:style-name="P6"><text:span text:style-name="T1"><text:s text:c="3"/>| <text:s text:c="5"/>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</text:span><text:span text:style-name="T7">*</text:span><text:span text:style-name="T1"> <text:s/>| <text:s text:c="5"/>|</text:span></text:p>
      <text:p text:style-name="P2"><text:s text:c="3"/>|------+------+------+------+------+------| <text:s text:c="19"/>|------+------+------+------+------+------|</text:p>
      <text:p text:style-name="P2"><text:s text:c="3"/>| <text:s text:c="5"/>| <text:s text:c="5"/>| <text:s text:c="5"/>| <text:s text:c="5"/>| <text:s text:c="5"/>| <text:s text:c="5"/>|-------. <text:s text:c="3"/>,-------| <text:s text:c="2"/>- <text:s/>| <text:s text:c="2"/>4 <text:s/>| <text:s text:c="2"/>5 <text:s/>| <text:s text:c="2"/>6 <text:s/>| <text:s text:c="2"/>= <text:s/>| <text:s text:c="2"/>| <text:s/>|</text:p>
      <text:p text:style-name="P2"><text:s text:c="3"/>|------+------+------+------+------+------| <text:s/>MUTE | <text:s text:c="3"/>| <text:s text:c="6"/>|------+------+------+------+------+------|</text:p>
      <text:p text:style-name="P6"><text:span text:style-name="T1"><text:s text:c="3"/>| <text:s text:c="5"/>| <text:s text:c="5"/>| <text:s text:c="5"/>| <text:s text:c="5"/>| <text:s text:c="5"/>| <text:s text:c="5"/>|-------| <text:s text:c="3"/>|-------| <text:s text:c="2"/>+ <text:s/>| <text:s text:c="2"/>1 <text:s/>| <text:s text:c="2"/>2 <text:s/>| <text:s text:c="2"/>3 <text:s/>| <text:s text:c="2"/></text:span><text:span text:style-name="T2">/</text:span><text:span text:style-name="T1"> <text:s/>| ENTER|</text:span>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 LGUI | LAlt <text:s/>|LCTR | LOWER| /Space <text:s/>/ <text:s text:c="6"/>\Enter \ <text:s/>|RAISE | 0 <text:s text:c="3"/>| <text:s/>. <text:s text:c="2"/>| RAlt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.54mm" fo:margin-bottom="2.54mm" fo:margin-left="21.87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3:18:58.306037616</meta:creation-date>
    <meta:print-date>2022-01-09T11:37:55.348993343</meta:print-date>
    <dc:date>2022-01-11T13:48:21.475817484</dc:date>
    <meta:editing-duration>P1DT2H5M3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78" meta:word-count="1094" meta:character-count="7668" meta:non-whitespace-character-count="4558"/>
  </office:meta>
</office:document-meta>
</file>